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lab" svg:font-family="'Roboto Slab', sans-serif"/>
  </office:font-face-decls>
  <office:automatic-styles>
    <style:style style:name="P1" style:family="paragraph" style:parent-style-name="Header">
      <style:paragraph-properties fo:text-align="end" style:justify-single-word="false"/>
      <style:text-properties style:font-name="Liberation Serif" fo:font-size="18pt" officeooo:rsid="001e66fc" officeooo:paragraph-rsid="001e66fc" style:font-size-asian="18pt" style:font-size-complex="18pt"/>
    </style:style>
    <style:style style:name="P2" style:family="paragraph" style:parent-style-name="Header">
      <style:paragraph-properties fo:text-align="start" style:justify-single-word="false"/>
      <style:text-properties fo:color="#000000" loext:opacity="100%" style:font-name="Liberation Serif" fo:font-size="18pt" officeooo:rsid="001e66fc" officeooo:paragraph-rsid="001e66fc" style:font-size-asian="18pt" style:font-size-complex="18pt"/>
    </style:style>
    <style:style style:name="P3" style:family="paragraph" style:parent-style-name="Heading_20_2">
      <style:paragraph-properties fo:text-align="end" style:justify-single-word="false"/>
      <style:text-properties fo:color="#000000" loext:opacity="100%" style:font-name="Liberation Serif" fo:font-size="18pt" officeooo:rsid="001e66fc" officeooo:paragraph-rsid="001e66fc" style:font-size-asian="18pt" style:font-size-complex="18pt"/>
    </style:style>
    <style:style style:name="P4" style:family="paragraph" style:parent-style-name="Heading_20_2">
      <style:paragraph-properties fo:text-align="start" style:justify-single-word="false"/>
      <style:text-properties fo:color="#000000" loext:opacity="100%" style:font-name="Liberation Serif" fo:font-size="18pt" officeooo:rsid="001e66fc" officeooo:paragraph-rsid="001e66fc" style:font-size-asian="18pt" style:font-size-complex="18pt"/>
    </style:style>
    <style:style style:name="P5" style:family="paragraph" style:parent-style-name="Standard">
      <style:text-properties fo:font-size="18pt" fo:font-weight="bold" officeooo:rsid="001e66fc" officeooo:paragraph-rsid="001e66fc" style:font-size-asian="15.75pt" style:font-weight-asian="bold" style:font-size-complex="18pt" style:font-weight-complex="bold"/>
    </style:style>
    <style:style style:name="P6" style:family="paragraph" style:parent-style-name="Standard">
      <style:text-properties fo:font-size="18pt" fo:font-weight="bold" officeooo:rsid="001e66fc" officeooo:paragraph-rsid="001f072a" style:font-size-asian="15.75pt" style:font-weight-asian="bold" style:font-size-complex="18pt" style:font-weight-complex="bold"/>
    </style:style>
    <style:style style:name="P7" style:family="paragraph" style:parent-style-name="Standard">
      <style:text-properties fo:font-size="18pt" fo:font-weight="bold" officeooo:rsid="001ea752" officeooo:paragraph-rsid="001ea752" style:font-size-asian="15.75pt" style:font-weight-asian="bold" style:font-size-complex="18pt" style:font-weight-complex="bold"/>
    </style:style>
    <style:style style:name="P8" style:family="paragraph" style:parent-style-name="Standard">
      <style:text-properties fo:font-size="18pt" fo:font-weight="bold" officeooo:rsid="001ea752" officeooo:paragraph-rsid="001f072a" style:font-size-asian="15.75pt" style:font-weight-asian="bold" style:font-size-complex="18pt" style:font-weight-complex="bold"/>
    </style:style>
    <style:style style:name="P9" style:family="paragraph" style:parent-style-name="Standard">
      <style:text-properties fo:font-size="18pt" fo:font-weight="bold" officeooo:rsid="001f072a" officeooo:paragraph-rsid="001f072a" style:font-size-asian="15.75pt" style:font-weight-asian="bold" style:font-size-complex="18pt" style:font-weight-complex="bold"/>
    </style:style>
    <style:style style:name="P10" style:family="paragraph" style:parent-style-name="Standard">
      <style:text-properties fo:font-size="18pt" fo:font-weight="bold" officeooo:rsid="00214010" officeooo:paragraph-rsid="00214010" style:font-size-asian="15.75pt" style:font-weight-asian="bold" style:font-size-complex="18pt" style:font-weight-complex="bold"/>
    </style:style>
    <style:style style:name="P11" style:family="paragraph" style:parent-style-name="Standard">
      <style:text-properties fo:font-size="18pt" fo:font-weight="normal" officeooo:rsid="001f7978" officeooo:paragraph-rsid="001f7978" style:font-size-asian="15.75pt" style:font-weight-asian="normal" style:font-size-complex="18pt" style:font-weight-complex="normal"/>
    </style:style>
    <style:style style:name="P12" style:family="paragraph" style:parent-style-name="Standard">
      <style:text-properties fo:font-size="18pt" fo:font-weight="normal" officeooo:rsid="00214010" officeooo:paragraph-rsid="00214010" style:font-size-asian="15.75pt" style:font-weight-asian="normal" style:font-size-complex="18pt" style:font-weight-complex="normal"/>
    </style:style>
    <style:style style:name="T1" style:family="text">
      <style:text-properties fo:font-variant="normal" fo:text-transform="none" fo:letter-spacing="normal" fo:font-style="normal" fo:font-weight="normal"/>
    </style:style>
    <style:style style:name="T2" style:family="text">
      <style:text-properties fo:font-weight="normal" style:font-weight-asian="normal" style:font-weight-complex="normal"/>
    </style:style>
    <style:style style:name="T3" style:family="text">
      <style:text-properties fo:font-weight="normal" officeooo:rsid="001ea752" style:font-weight-asian="normal" style:font-weight-complex="normal"/>
    </style:style>
    <style:style style:name="T4" style:family="text">
      <style:text-properties fo:font-weight="normal" officeooo:rsid="001f072a" style:font-weight-asian="normal" style:font-weight-complex="normal"/>
    </style:style>
    <style:style style:name="T5" style:family="text">
      <style:text-properties officeooo:rsid="001f7978"/>
    </style:style>
    <style:style style:name="T6" style:family="text">
      <style:text-properties officeooo:rsid="0021401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Software propietario:</text:p>
      <text:p text:style-name="P6"><text:span text:style-name="T2">Este es el software al cual no existe </text:span><text:span text:style-name="T3">libre acceso a su codigo fuente y por lo tanto solo se encuentra a disposición de su desarrollador. Tampoco se permite su libre modificación, adaptación o lectura por parte de terceros.</text:span></text:p>
      <text:p text:style-name="P10"><text:span text:style-name="T3">E</text:span><text:span text:style-name="T2">jemplo: Windows</text:span></text:p>
      <text:p text:style-name="P5"><text:span text:style-name="T3"/></text:p>
      <text:p text:style-name="P8">Software libre:</text:p>
      <text:p text:style-name="P8"><text:span text:style-name="T2">Este software es totalmente gratis y permite a los usuario beneficiarse de el de la manera que deseen, así como estudiar, cambiar y distribuirlo.</text:span></text:p>
      <text:p text:style-name="P10"><text:span text:style-name="T2">Ejemplo: Mozilla Firefox</text:span></text:p>
      <text:p text:style-name="P7"><text:span text:style-name="T2"/></text:p>
      <text:p text:style-name="P8">Shareware:</text:p>
      <text:p text:style-name="P8"><text:span text:style-name="T4">Este es un tipo de software propietario donde inicialmente, el mismo propietario ofrece una prueba gratuita de su software con ciertas limitaciones. En caso de que desees el software en su totalidad debes pagar el precio fijado por el fabricante.</text:span></text:p>
      <text:p text:style-name="P10"><text:span text:style-name="T2">Ejemplo: </text:span><text:span text:style-name="T4">W</text:span><text:span text:style-name="T2">inrar</text:span></text:p>
      <text:p text:style-name="P8"><text:span text:style-name="T4"/></text:p>
      <text:p text:style-name="P9"><text:span text:style-name="T5">Código abierto</text:span>:</text:p>
      <text:p text:style-name="P11">Este se encuentra dentro de software libre. El código abierto sale bajo una licencia donde se otorga a los usuario los derechos de usar, estudiar, cambiar y distribui el software a quien quieran. <text:span text:style-name="T6">No t</text:span>odos los códigos abiertos <text:span text:style-name="T6">requieren de ser gratis.</text:span></text:p>
      <text:p text:style-name="P12">Ejemplo: Linux</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lab" svg:font-family="'Roboto Slab',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Liberation Serif" fo:font-size="18pt" officeooo:rsid="001e66fc" officeooo:paragraph-rsid="001e66fc" style:font-size-asian="18pt" style:font-size-complex="18pt"/>
    </style:style>
    <style:style style:name="MP2" style:family="paragraph" style:parent-style-name="Heading_20_2">
      <style:paragraph-properties fo:text-align="end" style:justify-single-word="false"/>
      <style:text-properties fo:color="#000000" loext:opacity="100%" style:font-name="Liberation Serif" fo:font-size="18pt" officeooo:rsid="001e66fc" officeooo:paragraph-rsid="001e66fc" style:font-size-asian="18pt" style:font-size-complex="18pt"/>
    </style:style>
    <style:style style:name="MP3" style:family="paragraph" style:parent-style-name="Header">
      <style:paragraph-properties fo:text-align="start" style:justify-single-word="false"/>
      <style:text-properties fo:color="#000000" loext:opacity="100%" style:font-name="Liberation Serif" fo:font-size="18pt" officeooo:rsid="001e66fc" officeooo:paragraph-rsid="001e66fc" style:font-size-asian="18pt" style:font-size-complex="18pt"/>
    </style:style>
    <style:style style:name="MP4" style:family="paragraph" style:parent-style-name="Heading_20_2">
      <style:paragraph-properties fo:text-align="start" style:justify-single-word="false"/>
      <style:text-properties fo:color="#000000" loext:opacity="100%" style:font-name="Liberation Serif" fo:font-size="18pt" officeooo:rsid="001e66fc" officeooo:paragraph-rsid="001e66fc" style:font-size-asian="18pt" style:font-size-complex="18pt"/>
    </style:style>
    <style:style style:name="MT1" style:family="text">
      <style:text-properties fo:font-variant="normal" fo:text-transform="none" fo:letter-spacing="normal" fo:font-style="normal" fo:font-weight="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header-footer-properties fo:min-height="0in" fo:margin-top="0.1965in" fo:background-color="transparent" draw:fill="none"/>
      </style:footer-style>
    </style:page-layout>
  </office:automatic-styles>
  <office:master-styles>
    <style:master-page style:name="Standard" style:page-layout-name="Mpm1">
      <style:header>
        <text:p text:style-name="MP1">Edison Alcocer</text:p>
        <text:h text:style-name="MP2" text:outline-level="2"><text:span text:style-name="MT1">ACTIVIDAD 1: Conceptos Licencias de software</text:span></text:h>
      </style:header>
      <style:footer>
        <text:p text:style-name="MP3">Edison Alcocer</text:p>
        <text:h text:style-name="MP4" text:outline-level="2"><text:span text:style-name="MT1">ACTIVIDAD 1: Conceptos Licencias de software</text:span></text:h>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1T19:34:48.305340510</meta:creation-date>
    <dc:date>2021-09-21T20:21:44.643993107</dc:date>
    <meta:editing-duration>PT5M32S</meta:editing-duration>
    <meta:editing-cycles>1</meta:editing-cycles>
    <meta:document-statistic meta:table-count="0" meta:image-count="0" meta:object-count="0" meta:page-count="1" meta:paragraph-count="16" meta:word-count="177" meta:character-count="1110" meta:non-whitespace-character-count="949"/>
    <meta:generator>LibreOffice/7.2.0.4$Linux_X86_64 LibreOffice_project/ce769e3009755dcf0082844e386f5dca4c8ecb2f</meta:generator>
  </office:meta>
</office:document-meta>
</file>